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5T21:03:37.019442709</meta:creation-date>
    <meta:editing-duration>P0D</meta:editing-duration>
    <meta:editing-cycles>1</meta:editing-cycles>
    <meta:generator>LibreOffice/6.4.7.2$Linux_X86_64 LibreOffice_project/40$Build-2</meta:generator>
    <dc:title>Inspiration</dc:title>
    <meta:document-statistic meta:object-count="26"/>
  </office:meta>
</office:document-meta>
</file>